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39c8" officeooo:paragraph-rsid="001d39c8"/>
    </style:style>
    <style:style style:name="P2" style:family="paragraph" style:parent-style-name="Standard" style:list-style-name="L1">
      <style:text-properties officeooo:rsid="001d39c8" officeooo:paragraph-rsid="001d39c8"/>
    </style:style>
    <style:style style:name="P3" style:family="paragraph" style:parent-style-name="Standard" style:list-style-name="L1">
      <style:text-properties officeooo:rsid="001d39c8" officeooo:paragraph-rsid="001d52af"/>
    </style:style>
    <style:style style:name="P4" style:family="paragraph" style:parent-style-name="Standard" style:list-style-name="L1">
      <style:text-properties officeooo:rsid="001d39c8" officeooo:paragraph-rsid="001dc5a3"/>
    </style:style>
    <style:style style:name="P5" style:family="paragraph" style:parent-style-name="Standard" style:list-style-name="L1">
      <style:text-properties officeooo:rsid="001dc5a3" officeooo:paragraph-rsid="001dc5a3"/>
    </style:style>
    <style:style style:name="P6" style:family="paragraph" style:parent-style-name="Standard" style:list-style-name="L1">
      <style:text-properties fo:font-weight="bold" officeooo:rsid="001dc5a3" officeooo:paragraph-rsid="001dc5a3" style:font-weight-asian="bold" style:font-weight-complex="bold"/>
    </style:style>
    <style:style style:name="P7" style:family="paragraph" style:parent-style-name="Standard" style:list-style-name="L1">
      <style:text-properties fo:font-weight="bold" officeooo:rsid="001d39c8" officeooo:paragraph-rsid="001d52af" style:font-weight-asian="bold" style:font-weight-complex="bold"/>
    </style:style>
    <style:style style:name="P8" style:family="paragraph" style:parent-style-name="Standard" style:list-style-name="L1">
      <style:text-properties fo:font-weight="normal" officeooo:rsid="001e55d9" officeooo:paragraph-rsid="001e55d9" style:font-weight-asian="normal" style:font-weight-complex="normal"/>
    </style:style>
    <style:style style:name="T1" style:family="text">
      <style:text-properties officeooo:rsid="001d52a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55d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55d9" style:font-weight-asian="normal" style:font-weight-complex="normal"/>
    </style:style>
    <style:style style:name="T6" style:family="text">
      <style:text-properties officeooo:rsid="001dc5a3"/>
    </style:style>
    <style:style style:name="T7" style:family="text">
      <style:text-properties officeooo:rsid="001e55d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hnical Paper Proposal</text:p>
      <text:p text:style-name="P1"/>
      <text:p text:style-name="P1">Placement Algorithms for Heterogenous FPGAs.</text:p>
      <text:p text:style-name="P1"/>
      <text:list xml:id="list2568681122" text:style-name="L1">
        <text:list-item>
          <text:p text:style-name="P2">Keywords:</text:p>
          <text:list>
            <text:list-item>
              <text:p text:style-name="P3"><text:span text:style-name="T2">FPGA</text:span>: <text:span text:style-name="T1">Field Programmable Gate Arrays.</text:span></text:p>
              <text:list>
                <text:list-item>
                  <text:p text:style-name="P5">FPGA vendors</text:p>
                  <text:list>
                    <text:list-item>
                      <text:p text:style-name="P5">AMD-Xilinx <text:span text:style-name="T7">(~50% FPGA vendor market share)</text:span></text:p>
                    </text:list-item>
                    <text:list-item>
                      <text:p text:style-name="P5">Intel-Altera <text:span text:style-name="T7">(~35% market share)</text:span></text:p>
                    </text:list-item>
                    <text:list-item>
                      <text:p text:style-name="P5">Lattice</text:p>
                    </text:list-item>
                    <text:list-item>
                      <text:p text:style-name="P5">Microsemi</text:p>
                    </text:list-item>
                  </text:list>
                </text:list-item>
              </text:list>
            </text:list-item>
            <text:list-item>
              <text:p text:style-name="P6">EDA<text:span text:style-name="T4">: Electronic Design Automation</text:span></text:p>
              <text:list>
                <text:list-item>
                  <text:p text:style-name="P6"><text:span text:style-name="T4">Software </text:span><text:span text:style-name="T5">environments for FPGA and VLSI</text:span><text:span text:style-name="T4">:</text:span></text:p>
                  <text:list>
                    <text:list-item>
                      <text:p text:style-name="P6"><text:span text:style-name="T4">Xilinx - Vivado </text:span><text:span text:style-name="T5">(FPGA Design Entry, Simulation, Synthesis, Placement, Routing) </text:span><text:span text:style-name="T4">+ Vitis </text:span><text:span text:style-name="T5">(HLS, PL-PS codesign)</text:span></text:p>
                    </text:list-item>
                    <text:list-item>
                      <text:p text:style-name="P6"><text:span text:style-name="T4">Altera - Quartus </text:span><text:span text:style-name="T5">(FPGA Design Entry, Synthesis, Placement, Routing) </text:span><text:span text:style-name="T4">+ ModelSim </text:span><text:span text:style-name="T5">(Simulation)</text:span></text:p>
                    </text:list-item>
                    <text:list-item>
                      <text:p text:style-name="P6"><text:span text:style-name="T4">Synopsis </text:span><text:span text:style-name="T5">(VLSI)</text:span></text:p>
                    </text:list-item>
                    <text:list-item>
                      <text:p text:style-name="P6"><text:span text:style-name="T4">Cadence </text:span><text:span text:style-name="T5">(VLSI)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2">Synthesis</text:span></text:p>
              <text:list>
                <text:list-item>
                  <text:p text:style-name="P5">Takes your design entry, your VHDL or Verilog files, and creates a<text:span text:style-name="T2"> </text:span><text:span text:style-name="T3">logical</text:span><text:span text:style-name="T2"> netlist</text:span> out of it (usually <text:span text:style-name="T7">in</text:span> EDIF file <text:span text:style-name="T7">format, JSON, or a low-level Verilog file).</text:span></text:p>
                </text:list-item>
                <text:list-item>
                  <text:p text:style-name="P4"><text:span text:style-name="T1">Interprets a design entry written in a high-level Hardware Description Language (HDL) like VHDL or Verilog and maps the design onto low-level Basic Elements of Logic (BELs). BELs typically consist of Flip Flops (FFs), Multiplexers (MUXs), Lookup Tables (LUTs), Digital Signal Processing (DSP) slices, and others. </text:span><text:span text:style-name="T7">The output of the synthesis stage is referred to as the “</text:span><text:span text:style-name="T3">logical netlist</text:span><text:span text:style-name="T7">”.</text:span></text:p>
                </text:list-item>
              </text:list>
            </text:list-item>
            <text:list-item>
              <text:p text:style-name="P7">Placement</text:p>
              <text:list>
                <text:list-item>
                  <text:p text:style-name="P8">Takes the <text:span text:style-name="T2">logical netlist </text:span>and produces a <text:span text:style-name="T2">physical netlist</text:span>.</text:p>
                </text:list-item>
              </text:list>
            </text:list-item>
            <text:list-item>
              <text:p text:style-name="P3">Routing</text:p>
            </text:list-item>
            <text:list-item>
              <text:p text:style-name="P3">Legalization</text:p>
            </text:list-item>
            <text:list-item>
              <text:p text:style-name="P3">Optimization</text:p>
            </text:list-item>
            <text:list-item>
              <text:p text:style-name="P2">Placement Techniques: Stochastic, Min-cut, Analytical</text:p>
            </text:list-item>
          </text:list>
        </text:list-item>
      </text:list>
      <text:p text:style-name="P1"/>
      <text:p text:style-name="P1">Related Works: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2:42:23.259797490</meta:creation-date>
    <dc:date>2024-09-03T13:23:39.880668691</dc:date>
    <meta:editing-duration>PT9M46S</meta:editing-duration>
    <meta:editing-cycles>1</meta:editing-cycles>
    <meta:document-statistic meta:table-count="0" meta:image-count="0" meta:object-count="0" meta:page-count="1" meta:paragraph-count="25" meta:word-count="199" meta:character-count="1259" meta:non-whitespace-character-count="1106"/>
    <meta:generator>LibreOffice/7.3.7.2$Linux_X86_64 LibreOffice_project/30$Build-2</meta:generator>
  </office:meta>
</office:document-meta>
</file>